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_31_._20_Level_20_Indent-first_20_line_20_-_3e_">
      <style:text-properties officeooo:rsid="064f02ae" officeooo:paragraph-rsid="064f02ae"/>
    </style:style>
    <style:style style:name="P2" style:family="paragraph" style:parent-style-name="_31_._20_Level_20_Indent-first_20_line_20_-_3e_">
      <style:text-properties officeooo:rsid="067247d7" officeooo:paragraph-rsid="067247d7"/>
    </style:style>
    <style:style style:name="P3" style:family="paragraph" style:parent-style-name="_31_._20_Level_20_Indent-first_20_line_20_-_3e_">
      <style:text-properties officeooo:rsid="067247d7" officeooo:paragraph-rsid="0672bdba"/>
    </style:style>
    <style:style style:name="P4" style:family="paragraph" style:parent-style-name="_31_._20_Level_20_Indent-first_20_line_20_-_3e_">
      <style:text-properties fo:color="#7f0055" style:font-name="Ubuntu1" fo:font-size="10pt" fo:font-weight="bold" officeooo:paragraph-rsid="0675de5f" style:font-size-asian="10pt" style:font-weight-asian="bold" style:font-size-complex="10pt"/>
    </style:style>
    <style:style style:name="P5" style:family="paragraph" style:parent-style-name="_31_._20_Level_20_Indent-first_20_line_20_-_3e_">
      <style:text-properties officeooo:rsid="0675de5f" officeooo:paragraph-rsid="0675de5f"/>
    </style:style>
    <style:style style:name="P6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officeooo:rsid="0672bdba" officeooo:paragraph-rsid="0675de5f" style:font-size-asian="10pt"/>
    </style:style>
    <style:style style:name="P7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officeooo:rsid="0674a3e5" officeooo:paragraph-rsid="0675de5f" style:font-size-asian="10pt"/>
    </style:style>
    <style:style style:name="P8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officeooo:rsid="0675de5f" officeooo:paragraph-rsid="0675de5f" style:font-size-asian="10pt"/>
    </style:style>
    <style:style style:name="P9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fo:font-style="normal" officeooo:rsid="067247d7" officeooo:paragraph-rsid="067247d7" style:font-size-asian="10pt" style:font-style-asian="normal" style:font-style-complex="normal"/>
    </style:style>
    <style:style style:name="P10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fo:font-style="normal" officeooo:rsid="0672bdba" officeooo:paragraph-rsid="0672bdba" style:font-size-asian="10pt" style:font-style-asian="normal" style:font-style-complex="normal"/>
    </style:style>
    <style:style style:name="P11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fo:font-style="normal" officeooo:rsid="0674a3e5" officeooo:paragraph-rsid="0674a3e5" style:font-size-asian="10pt" style:font-style-asian="normal" style:font-style-complex="normal"/>
    </style:style>
    <style:style style:name="P12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fo:font-style="normal" officeooo:rsid="0675de5f" officeooo:paragraph-rsid="0675de5f" style:font-size-asian="10pt" style:font-style-asian="normal" style:font-style-complex="normal"/>
    </style:style>
    <style:style style:name="P13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officeooo:rsid="0672bdba" officeooo:paragraph-rsid="067ced90"/>
    </style:style>
    <style:style style:name="P14" style:family="paragraph" style:parent-style-name="Standard" style:master-page-name="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style:page-number="auto" fo:background-color="#eeeeee" style:shadow="none" text:number-lines="false" text:line-number="0">
        <style:tab-stops/>
      </style:paragraph-properties>
      <style:text-properties officeooo:rsid="0672bdba" officeooo:paragraph-rsid="067e819d"/>
    </style:style>
    <style:style style:name="P15" style:family="paragraph" style:parent-style-name="_31_._20_Level_20_Indent-first_20_line_20_-_3e_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67247d7" officeooo:paragraph-rsid="0679f124"/>
    </style:style>
    <style:style style:name="P16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style:shadow="none" text:number-lines="false" text:line-number="0">
        <style:tab-stops/>
      </style:paragraph-properties>
      <style:text-properties style:use-window-font-color="true" style:font-name="Ubuntu1" fo:font-size="10pt" fo:font-style="normal" officeooo:rsid="0672bdba" officeooo:paragraph-rsid="0679f124" style:font-size-asian="10pt" style:font-style-asian="normal" style:font-style-complex="normal"/>
    </style:style>
    <style:style style:name="P17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style:shadow="none" text:number-lines="false" text:line-number="0">
        <style:tab-stops/>
      </style:paragraph-properties>
      <style:text-properties officeooo:rsid="0672bdba" officeooo:paragraph-rsid="0680603f"/>
    </style:style>
    <style:style style:name="P18" style:family="paragraph" style:parent-style-name="Main_20_title" style:master-page-name="Standard">
      <style:paragraph-properties fo:margin-top="0in" fo:margin-bottom="0.1402in" loext:contextual-spacing="false" style:page-number="auto"/>
      <style:text-properties fo:font-size="20pt" officeooo:rsid="067247d7" officeooo:paragraph-rsid="067247d7" fo:background-color="transparent" style:font-size-asian="20pt" style:font-size-complex="20pt"/>
    </style:style>
    <style:style style:name="P19" style:family="paragraph" style:parent-style-name="_32_._20_Level_20_Subtitle">
      <style:text-properties officeooo:rsid="067247d7" officeooo:paragraph-rsid="067247d7"/>
    </style:style>
    <style:style style:name="P20" style:family="paragraph" style:parent-style-name="_32_._20_Level_20_Subtitle">
      <style:text-properties officeooo:rsid="0672bdba" officeooo:paragraph-rsid="0672bdba"/>
    </style:style>
    <style:style style:name="P21" style:family="paragraph" style:parent-style-name="_32_._20_Level_20_Subtitle" style:list-style-name="Sajat_20_szamozas">
      <style:text-properties officeooo:rsid="0679f124" officeooo:paragraph-rsid="067e819d"/>
    </style:style>
    <style:style style:name="P22" style:family="paragraph" style:parent-style-name="_32_._20_Level_20_Subtitle">
      <style:text-properties officeooo:rsid="067e819d" officeooo:paragraph-rsid="067e819d"/>
    </style:style>
    <style:style style:name="P23" style:family="paragraph" style:parent-style-name="_32_._20_Level_20_Subtitle">
      <style:text-properties officeooo:rsid="0675de5f" officeooo:paragraph-rsid="0675de5f"/>
    </style:style>
    <style:style style:name="P24" style:family="paragraph" style:parent-style-name="_32_._20_Level_20_Subtitle" style:master-page-name="">
      <style:paragraph-properties style:page-number="auto"/>
      <style:text-properties officeooo:rsid="0680603f" officeooo:paragraph-rsid="0680603f"/>
    </style:style>
    <style:style style:name="P25" style:family="paragraph" style:parent-style-name="_31_._20_Level_20_Subtitle">
      <style:text-properties officeooo:rsid="067247d7" officeooo:paragraph-rsid="067247d7"/>
    </style:style>
    <style:style style:name="P26" style:family="paragraph" style:parent-style-name="_31_._20_Level_20_Subtitle">
      <style:text-properties officeooo:rsid="0672bdba" officeooo:paragraph-rsid="0672bdba"/>
    </style:style>
    <style:style style:name="P27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679f124" officeooo:paragraph-rsid="0679f124"/>
    </style:style>
    <style:style style:name="P28" style:family="paragraph" style:parent-style-name="_31_._20_Level_20_Indent-first_20_line_20_-_3e_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679f124" officeooo:paragraph-rsid="0679f12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675de5f" style:font-style-asian="normal" style:font-style-complex="normal"/>
    </style:style>
    <style:style style:name="T3" style:family="text">
      <style:text-properties officeooo:rsid="0674a3e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67b774a"/>
    </style:style>
    <style:style style:name="T6" style:family="text">
      <style:text-properties style:use-window-font-color="true" style:font-name="Ubuntu1" fo:font-size="10pt" fo:font-style="normal" style:font-size-asian="10pt" style:font-style-asian="normal" style:font-style-complex="normal"/>
    </style:style>
    <style:style style:name="T7" style:family="text">
      <style:text-properties style:use-window-font-color="true" style:font-name="Ubuntu1" fo:font-size="10pt" fo:font-style="normal" officeooo:rsid="067b774a" style:font-size-asian="10pt" style:font-style-asian="normal" style:font-style-complex="normal"/>
    </style:style>
    <style:style style:name="T8" style:family="text">
      <style:text-properties style:use-window-font-color="true" style:font-name="Ubuntu1" fo:font-size="10pt" fo:font-style="normal" officeooo:rsid="067e819d" style:font-size-asian="10pt" style:font-style-asian="normal" style:font-style-complex="normal"/>
    </style:style>
    <style:style style:name="T9" style:family="text">
      <style:text-properties style:use-window-font-color="true" style:font-name="Ubuntu1" fo:font-size="10pt" fo:font-style="normal" officeooo:rsid="0680ee65" style:font-size-asian="10pt" style:font-style-asian="normal" style:font-style-complex="normal"/>
    </style:style>
    <style:style style:name="T10" style:family="text">
      <style:text-properties style:use-window-font-color="true" style:font-name="Ubuntu1"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Ubuntu1" fo:font-size="10pt" fo:font-style="normal" officeooo:rsid="0679f124" style:font-size-asian="10pt" style:font-style-asian="normal" style:font-size-complex="10pt" style:font-style-complex="normal"/>
    </style:style>
    <style:style style:name="T12" style:family="text">
      <style:text-properties fo:color="#00cc00" style:font-name="Ubuntu1" fo:font-size="10pt" fo:font-style="normal" style:text-underline-style="none" fo:font-weight="normal" officeooo:rsid="067909e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officeooo:rsid="0680603f"/>
    </style:style>
    <style:style style:name="T14" style:family="text">
      <style:text-properties officeooo:rsid="0681f5c1"/>
    </style:style>
    <style:style style:name="T15" style:family="text">
      <style:text-properties officeooo:rsid="068360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Visual Studio Cod<text:span text:style-name="T15">e</text:span></text:p>
      <text:p text:style-name="P1"/>
      <text:list xml:id="list5951508463900930386" text:style-name="Sajat_20_szamozas">
        <text:list-item>
          <text:h text:style-name="P25" text:outline-level="1">Shortcuts</text:h>
        </text:list-item>
      </text:list>
      <text:p text:style-name="P2">You can change the shortcuts:</text:p>
      <text:p text:style-name="P9">File &gt; Preferences &gt; Keyboard Shortcats</text:p>
      <text:list xml:id="list225046559540473" text:continue-numbering="true" text:style-name="Sajat_20_szamozas">
        <text:list-item>
          <text:list>
            <text:list-item>
              <text:h text:style-name="P19" text:outline-level="2">Change all occurrences</text:h>
            </text:list-item>
          </text:list>
        </text:list-item>
      </text:list>
      <text:p text:style-name="P2">The selected strings will be found and selected all over the text and the change will be appear on all occurences.</text:p>
      <text:p text:style-name="P9">Ctrl - F2</text:p>
      <text:list xml:id="list225047745620833" text:continue-numbering="true" text:style-name="Sajat_20_szamozas">
        <text:list-item>
          <text:list>
            <text:list-item>
              <text:h text:style-name="P20" text:outline-level="2">Show all commands</text:h>
            </text:list-item>
          </text:list>
        </text:list-item>
      </text:list>
      <text:p text:style-name="P10">Ctrl <text:s/>Shift - P</text:p>
      <text:list xml:id="list225047993734044" text:continue-numbering="true" text:style-name="Sajat_20_szamozas">
        <text:list-item>
          <text:list>
            <text:list-item>
              <text:h text:style-name="P21" text:outline-level="2">Explorer Close/Open (left side)</text:h>
            </text:list-item>
          </text:list>
        </text:list-item>
      </text:list>
      <text:p text:style-name="P27">Open it (if it was not seen) and select</text:p>
      <text:p text:style-name="P16">C<text:span text:style-name="T5">trl Shift-P &gt; View:Maximaze Editor Group and Hide Sidebar</text:span></text:p>
      <text:p text:style-name="P15"/>
      <text:p text:style-name="P28">Open it (if it was not seen) and select</text:p>
      <text:p text:style-name="P13"><text:span text:style-name="T10">Ctrl <text:s/>Shift – </text:span><text:span text:style-name="T11">E<text:tab/><text:tab/><text:tab/><text:tab/><text:tab/><text:tab/></text:span><text:span text:style-name="T12">#Ctrl-Shift-P &gt; View:Show Explorer</text:span></text:p>
      <text:list xml:id="list225046607302995" text:continue-numbering="true" text:style-name="Sajat_20_szamozas">
        <text:list-item>
          <text:list>
            <text:list-item>
              <text:h text:style-name="P22" text:outline-level="2">Output <text:span text:style-name="T13">Tab on Integrated Terminal</text:span> (bottom)</text:h>
            </text:list-item>
          </text:list>
        </text:list-item>
      </text:list>
      <text:p text:style-name="P14"><text:span text:style-name="T6">C</text:span><text:span text:style-name="T7">trl </text:span><text:span text:style-name="T8">K Ctrl H</text:span></text:p>
      <text:list xml:id="list225047171003344" text:continue-numbering="true" text:style-name="Sajat_20_szamozas">
        <text:list-item>
          <text:list>
            <text:list-item>
              <text:h text:style-name="P24" text:outline-level="2">Integrated Terminal (bottom<text:span text:style-name="T14">)</text:span></text:h>
            </text:list-item>
          </text:list>
        </text:list-item>
      </text:list>
      <text:p text:style-name="P17"><text:span text:style-name="T8">C</text:span><text:span text:style-name="T7">trl </text:span><text:span text:style-name="T8"><text:s/></text:span><text:span text:style-name="T9">‘</text:span></text:p>
      <text:list xml:id="list225046078078509" text:continue-numbering="true" text:style-name="Sajat_20_szamozas">
        <text:list-item>
          <text:list>
            <text:list-item>
              <text:h text:style-name="P22" text:outline-level="2">Toggle Zen Mode</text:h>
            </text:list-item>
          </text:list>
        </text:list-item>
      </text:list>
      <text:p text:style-name="P14"><text:span text:style-name="T6">C</text:span><text:span text:style-name="T7">trl </text:span><text:span text:style-name="T8">K Z</text:span></text:p>
      <text:list xml:id="list225046544933966" text:continue-numbering="true" text:style-name="Sajat_20_szamozas">
        <text:list-item>
          <text:h text:style-name="P26" text:outline-level="1">Settings</text:h>
        </text:list-item>
      </text:list>
      <text:p text:style-name="P3">You can <text:span text:style-name="T3">reach the settings through the show all commands or </text:span></text:p>
      <text:p text:style-name="P11">File &gt; Preferences &gt; Settings</text:p>
      <text:list xml:id="list225047993724163" text:continue-numbering="true" text:style-name="Sajat_20_szamozas">
        <text:list-item>
          <text:list>
            <text:list-item>
              <text:h text:style-name="P23" text:outline-level="2">Python: Select interpreter</text:h>
            </text:list-item>
          </text:list>
        </text:list-item>
      </text:list>
      <text:p text:style-name="P6"><text:span text:style-name="T1">Ctrl – Shift – P </text:span><text:span text:style-name="T2">&lt;Python: Select interpreter&gt;</text:span></text:p>
      <text:p text:style-name="P12"/>
      <text:p text:style-name="P8"><text:span text:style-name="T2">S</text:span><text:span text:style-name="T1">elect the right environment</text:span></text:p>
      <text:p text:style-name="P5">or</text:p>
      <text:p text:style-name="P7"><text:span text:style-name="T1">File &gt; Preferences &gt; Settings </text:span><text:span text:style-name="T2">&gt; Workspace Settings </text:span></text:p>
      <text:p text:style-name="P12"/>
      <text:p text:style-name="P12">{</text:p>
      <text:p text:style-name="P8"><text:tab/>"<text:span text:style-name="T4">python.pythonPath</text:span>": "[anaconda/path]/envs/[environment_name]/bin/python",</text:p>
      <text:p text:style-name="P8"><text:tab/>"<text:span text:style-name="T4">python.autoComplete.extraPaths</text:span>": [ </text:p>
      <text:p text:style-name="P8"><text:soft-page-break/><text:tab/><text:tab/>"[anaconda_path]/envs/[environment_name]/lib/python3.6",</text:p>
      <text:p text:style-name="P8"><text:tab/><text:tab/>"[anaconda_path]/envs/[environment_name]lib/python3.6/site-packages" </text:p>
      <text:p text:style-name="P8"><text:tab/>]</text:p>
      <text:p text:style-name="P8">}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loext:contextual-spacing="false" fo:text-align="center" style:justify-single-word="false" style:page-number="auto"/>
      <style:text-properties fo:font-size="24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>
        <style:tab-stops>
          <style:tab-stop style:position="0.4in"/>
        </style:tab-stops>
      </style:paragraph-properties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>
          <style:tab-stop style:position="0in"/>
          <style:tab-stop style:position="0.7in"/>
        </style:tab-stops>
      </style:paragraph-properties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eeeeee"/>
      <style:paragraph-properties fo:margin-left="0.3402in" fo:margin-right="0in" fo:margin-top="0in" fo:margin-bottom="0in" loext:contextual-spacing="false" fo:keep-together="always" fo:text-indent="0in" style:auto-text-indent="false" style:page-number="auto" fo:background-color="#eeeeee"/>
      <style:text-properties style:use-window-font-color="true" style:font-name="Ubuntu" fo:font-family="Ubuntu" style:font-style-name="Regular" style:font-pitch="variable" fo:font-weight="normal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My_20_Sty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font-size="12pt"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keep-together="always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List_20_with_20_explanation" style:display-name="List with explanation" style:family="paragraph" style:parent-style-name="My_20_Style" style:master-page-name="">
      <style:paragraph-properties fo:margin-left="2.5in" fo:margin-right="0in" fo:text-align="justify" style:justify-single-word="false" fo:keep-together="always" fo:text-indent="-2.1598in" style:auto-text-indent="false" style:page-number="auto">
        <style:tab-stops/>
      </style:paragraph-properties>
      <style:text-properties style:font-size-asian="10.5pt"/>
    </style:style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134in" fo:margin-bottom="0.2618in" fo:margin-left="0.6772in" fo:margin-right="0.3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744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8-03-16T22:50:45.448689788</dc:date>
    <meta:editing-duration>P20DT10H13M1S</meta:editing-duration>
    <meta:editing-cycles>1774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165" meta:character-count="1133" meta:non-whitespace-character-count="990"/>
  </office:meta>
</office:document-meta>
</file>